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9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ListParagraph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ListParagraph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>
      <style:paragraph-properties fo:margin-left="0.75in">
        <style:tab-stops/>
      </style:paragraph-properties>
    </style:style>
    <style:style style:name="P14" style:parent-style-name="ListParagraph" style:family="paragraph">
      <style:paragraph-properties fo:margin-left="0.75in">
        <style:tab-stops/>
      </style:paragraph-properties>
    </style:style>
    <style:style style:name="P15" style:parent-style-name="ListParagraph" style:family="paragraph">
      <style:paragraph-properties fo:margin-left="0.75in">
        <style:tab-stops/>
      </style:paragraph-properties>
    </style:style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>
      <style:paragraph-properties fo:text-align="justify"/>
    </style:style>
    <style:style style:name="P19" style:parent-style-name="Normal" style:family="paragraph">
      <style:paragraph-properties fo:text-align="justify" fo:margin-left="0.75in">
        <style:tab-stops/>
      </style:paragraph-properties>
    </style:style>
    <style:style style:name="P20" style:parent-style-name="ListParagraph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ListParagraph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ListParagraph" style:family="paragraph">
      <style:paragraph-properties fo:margin-left="0.75in">
        <style:tab-stops/>
      </style:paragraph-properties>
    </style:style>
    <style:style style:name="P26" style:parent-style-name="ListParagraph" style:family="paragraph">
      <style:paragraph-properties fo:margin-left="0.75in">
        <style:tab-stops/>
      </style:paragraph-properties>
    </style:style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>
      <style:paragraph-properties style:vertical-align="auto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31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3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35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37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39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4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41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43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47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51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53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55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5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57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59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6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61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6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language-asian="en" style:country-asian="IN" style:language-complex="ar" style:country-complex="SA"/>
    </style:style>
    <style:style style:name="T6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language-asian="en" style:country-asian="IN" style:language-complex="ar" style:country-complex="SA"/>
    </style:style>
    <style:style style:name="T66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6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68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7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72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74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7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76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78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7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80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82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84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86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8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88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90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92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language-asian="en" style:country-asian="IN" style:language-complex="ar" style:country-complex="SA"/>
    </style:style>
    <style:style style:name="T94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T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fo:background-color="#EFEFEF" style:language-asian="en" style:country-asian="IN" style:language-complex="ar" style:country-complex="SA"/>
    </style:style>
    <style:style style:name="T96" style:parent-style-name="DefaultParagraphFont" style:family="text">
      <style:text-properties style:font-name="Consolas" style:font-name-asian="Times New Roman" style:font-name-complex="Courier New" fo:color="#000000" fo:font-size="10pt" style:font-size-asian="10pt" fo:background-color="#EFEFEF" style:language-asian="en" style:country-asian="IN" style:language-complex="ar" style:country-complex="SA"/>
    </style:style>
    <style:style style:name="P97" style:parent-style-name="ListParagraph" style:family="paragraph">
      <style:paragraph-properties fo:margin-left="1in">
        <style:tab-stops/>
      </style:paragraph-properties>
    </style:style>
    <style:style style:name="P98" style:parent-style-name="ListParagraph" style:family="paragraph">
      <style:paragraph-properties fo:margin-left="1in">
        <style:tab-stops/>
      </style:paragraph-properties>
    </style:style>
    <style:style style:name="P99" style:parent-style-name="ListParagraph" style:family="paragraph">
      <style:paragraph-properties fo:margin-left="1in">
        <style:tab-stops/>
      </style:paragraph-properties>
    </style:style>
    <style:style style:name="P100" style:parent-style-name="ListParagraph" style:family="paragraph">
      <style:paragraph-properties fo:margin-left="1in">
        <style:tab-stops/>
      </style:paragraph-properties>
    </style:style>
    <style:style style:name="P101" style:parent-style-name="ListParagraph" style:family="paragraph">
      <style:paragraph-properties fo:margin-left="1in">
        <style:tab-stops/>
      </style:paragraph-properties>
    </style:style>
    <style:style style:name="P102" style:parent-style-name="ListParagraph" style:family="paragraph">
      <style:paragraph-properties fo:margin-left="1in">
        <style:tab-stops/>
      </style:paragraph-properties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pring Boot Soap</text:p>
      <text:p text:style-name="P2"/>
      <text:list text:style-name="LFO1" text:continue-numbering="true">
        <text:list-item>
          <text:p text:style-name="P3">Pom file Plugin to Consume a wsdl file and implement <text:s/></text:p>
        </text:list-item>
      </text:list>
      <text:p text:style-name="P4"/>
      <text:p text:style-name="Normal"><text:span text:style-name="T5"><draw:frame draw:z-index="251658240" draw:id="id0" draw:style-name="a0" draw:name="Object 5" text:anchor-type="as-char" svg:x="0in" svg:y="0in" svg:width="0.61111in" svg:height="0.57639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6"/>
      <text:list text:style-name="LFO1" text:continue-numbering="true">
        <text:list-item>
          <text:p text:style-name="P7">Xml Convertor i.e From XML object and object to xml Convertor</text:p>
        </text:list-item>
      </text:list>
      <text:p text:style-name="P8"/>
      <text:p text:style-name="P9"><text:s text:c="5"/></text:p>
      <text:p text:style-name="Normal"><draw:frame draw:z-index="251658240" draw:id="id1" draw:style-name="a1" draw:name="Object 4" text:anchor-type="as-char" svg:x="0in" svg:y="0in" svg:width="1.26389in" svg:height="0.57639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10">Consume Soap API :<text:s/></text:p>
        </text:list-item>
      </text:list>
      <text:list text:style-name="LFO2" text:continue-numbering="true">
        <text:list-item>
          <text:p text:style-name="P11">Insert two xml request.xml and<text:s/>response.xml inside the Class path of the spring boot application<text:s/></text:p>
        </text:list-item>
        <text:list-item>
          <text:p text:style-name="P12">Soap Api Consume code:<text:s/></text:p>
        </text:list-item>
      </text:list>
      <text:p text:style-name="P13"/>
      <text:p text:style-name="P14"><draw:frame draw:z-index="251658240" draw:id="id2" draw:style-name="a2" draw:name="Object 7" text:anchor-type="as-char" svg:x="0in" svg:y="0in" svg:width="1.63889in" svg:height="0.57639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15"/>
      <text:list text:style-name="LFO1" text:continue-numbering="true">
        <text:list-item>
          <text:p text:style-name="P16">Oracle Database Connection :<text:s/></text:p>
          <text:list text:continue-numbering="true">
            <text:list-item>
              <text:p text:style-name="P17">Maven dependency :<text:s/><draw:frame draw:z-index="251658240" draw:id="id3" draw:style-name="a3" draw:name="Object 11" text:anchor-type="as-char" svg:x="0in" svg:y="0in" svg:width="0.61111in" svg:height="0.57639in" style:rel-width="scale" style:rel-height="scale"><draw:object-ole draw:class-id="0003000C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      </text:list-item>
            <text:list-item>
              <text:p text:style-name="P18">Oracle Read File :<text:s/></text:p>
            </text:list-item>
          </text:list>
        </text:list-item>
      </text:list>
      <text:p text:style-name="P19"><text:s text:c="4"/><draw:frame draw:z-index="251658240" draw:id="id4" draw:style-name="a4" draw:name="Object 14" text:anchor-type="as-char" svg:x="0in" svg:y="0in" svg:width="1.04861in" svg:height="0.68056in" style:rel-width="scale" style:rel-height="scale"><draw:object-ole draw:class-id="0003000C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20">Put the following file in<text:s/>the .m2&lt;com&lt;oracle&lt;version_name folder</text:p>
            </text:list-item>
          </text:list>
        </text:list-item>
      </text:list>
      <text:p text:style-name="P21"/>
      <text:p text:style-name="P22"/>
      <text:list text:style-name="LFO1" text:continue-numbering="true">
        <text:list-item>
          <text:p text:style-name="P23">AWS Read Write Code</text:p>
        </text:list-item>
      </text:list>
      <text:p text:style-name="P24"><text:s text:c="8"/><draw:frame draw:z-index="251658240" draw:id="id5" draw:style-name="a5" draw:name="Object 15" text:anchor-type="as-char" svg:x="0in" svg:y="0in" svg:width="1.04861in" svg:height="0.68056in" style:rel-width="scale" style:rel-height="scale"><draw:object-ole draw:class-id="0003000C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25"/>
      <text:p text:style-name="P26"/>
      <text:list text:style-name="LFO1" text:continue-numbering="true">
        <text:list-item>
          <text:p text:style-name="P27">Read XMl Data Type from Result Set:</text:p>
          <text:list text:continue-numbering="true">
            <text:list-item>
              <text:p text:style-name="P28">Put these files Into the classpath<text:s/></text:p>
            </text:list-item>
          </text:list>
        </text:list-item>
      </text:list>
      <text:soft-page-break/>
      <text:p text:style-name="ListParagraph"><text:s/><draw:frame draw:z-index="0" draw:id="id6" draw:style-name="a6" draw:name="Object 7" text:anchor-type="as-char" svg:x="0in" svg:y="0in" svg:width="0.55556in" svg:height="0.57639in" style:rel-width="scale" style:rel-height="scale"><draw:object-ole draw:class-id="0003000C-0000-0000-C000-000000000046" xlink:href="Object 7" xlink:type="simple" xlink:show="embed" xlink:actuate="onLoad"/><draw:image xlink:href="ObjectReplacements/Object 7" xlink:type="simple" xlink:show="embed" xlink:actuate="onLoad"/><svg:title/><svg:desc/></draw:frame><draw:frame draw:z-index="0" draw:id="id7" draw:style-name="a7" draw:name="Object 8" text:anchor-type="as-char" svg:x="0in" svg:y="0in" svg:width="1.04167in" svg:height="0.57639in" style:rel-width="scale" style:rel-height="scale"><draw:object-ole draw:class-id="0003000C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ListParagraph"/>
      <text:list text:style-name="LFO1" text:continue-numbering="true">
        <text:list-item>
          <text:list>
            <text:list-item>
              <text:p text:style-name="P29">Update Pom file with this</text:p>
            </text:list-item>
          </text:list>
        </text:list-item>
        <text:list-item>
          <text:p text:style-name="P30"><text:span text:style-name="T31">&lt;</text:span><text:span text:style-name="T32">dependency</text:span><text:span text:style-name="T33">&gt;</text:span><text:span text:style-name="T34"><text:line-break/><text:s text:c="3"/></text:span><text:span text:style-name="T35">&lt;</text:span><text:span text:style-name="T36">groupId</text:span><text:span text:style-name="T37">&gt;</text:span><text:span text:style-name="T38">com.oracle</text:span><text:span text:style-name="T39">&lt;/</text:span><text:span text:style-name="T40">groupId</text:span><text:span text:style-name="T41">&gt;</text:span><text:span text:style-name="T42"><text:line-break/><text:s text:c="3"/></text:span><text:span text:style-name="T43">&lt;</text:span><text:span text:style-name="T44">artifactId</text:span><text:span text:style-name="T45">&gt;</text:span><text:span text:style-name="T46">xdb6</text:span><text:span text:style-name="T47">&lt;/</text:span><text:span text:style-name="T48">artifactId</text:span><text:span text:style-name="T49">&gt;</text:span><text:span text:style-name="T50"><text:line-break/><text:s text:c="3"/></text:span><text:span text:style-name="T51">&lt;</text:span><text:span text:style-name="T52">version</text:span><text:span text:style-name="T53">&gt;</text:span><text:span text:style-name="T54">12.2.0.1</text:span><text:span text:style-name="T55">&lt;/</text:span><text:span text:style-name="T56">version</text:span><text:span text:style-name="T57">&gt;</text:span><text:span text:style-name="T58"><text:line-break/></text:span><text:span text:style-name="T59">&lt;/</text:span><text:span text:style-name="T60">dependency</text:span><text:span text:style-name="T61">&gt;</text:span><text:span text:style-name="T62"><text:line-break/></text:span><text:span text:style-name="T63"><text:line-break/></text:span><text:span text:style-name="T64">&lt;!-- https://mvnrepository.com/artifact/com.oracle/xmlparserv2 --&gt;</text:span><text:span text:style-name="T65"><text:line-break/></text:span><text:span text:style-name="T66">&lt;</text:span><text:span text:style-name="T67">dependency</text:span><text:span text:style-name="T68">&gt;</text:span><text:span text:style-name="T69"><text:line-break/><text:s text:c="3"/></text:span><text:span text:style-name="T70">&lt;</text:span><text:span text:style-name="T71">groupId</text:span><text:span text:style-name="T72">&gt;</text:span><text:span text:style-name="T73">com.oracle</text:span><text:span text:style-name="T74">&lt;/</text:span><text:span text:style-name="T75">groupId</text:span><text:span text:style-name="T76">&gt;</text:span><text:span text:style-name="T77"><text:line-break/><text:s text:c="3"/></text:span><text:span text:style-name="T78">&lt;</text:span><text:span text:style-name="T79">artifactId</text:span><text:span text:style-name="T80">&gt;</text:span><text:span text:style-name="T81">xmlparserv2</text:span><text:span text:style-name="T82">&lt;/</text:span><text:span text:style-name="T83">artifactId</text:span><text:span text:style-name="T84">&gt;</text:span><text:span text:style-name="T85"><text:line-break/><text:s text:c="3"/></text:span><text:span text:style-name="T86">&lt;</text:span><text:span text:style-name="T87">version</text:span><text:span text:style-name="T88">&gt;</text:span><text:span text:style-name="T89">12.2.0.1</text:span><text:span text:style-name="T90">&lt;/</text:span><text:span text:style-name="T91">version</text:span><text:span text:style-name="T92">&gt;</text:span><text:span text:style-name="T93"><text:line-break/></text:span><text:span text:style-name="T94">&lt;/</text:span><text:span text:style-name="T95">dependency</text:span><text:span text:style-name="T96">&gt;</text:span></text:p>
        </text:list-item>
      </text:list>
      <text:p text:style-name="P97"/>
      <text:p text:style-name="P98">c. Run mvn install -filepath=\path\tojar\file <text:s/>-Dversion =version -DgroupId =groupid</text:p>
      <text:p text:style-name="P99">d. pom file for reference</text:p>
      <text:p text:style-name="P100"><draw:frame draw:z-index="0" draw:id="id8" draw:style-name="a8" draw:name="Object 13" text:anchor-type="as-char" svg:x="0in" svg:y="0in" svg:width="0.61111in" svg:height="0.57639in" style:rel-width="scale" style:rel-height="scale"><draw:object-ole draw:class-id="0003000C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P101"/>
      <text:p text:style-name="P10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an Bathla</dc:creator>
    <meta:creation-date>2020-02-04T09:39:00Z</meta:creation-date>
    <dc:date>2020-02-27T08:05:00Z</dc:date>
    <meta:template xlink:href="Normal" xlink:type="simple"/>
    <meta:editing-cycles>7</meta:editing-cycles>
    <meta:editing-duration>PT1620S</meta:editing-duration>
    <meta:document-statistic meta:page-count="2" meta:paragraph-count="2" meta:word-count="175" meta:character-count="1177" meta:row-count="8" meta:non-whitespace-character-count="1004"/>
  </office:meta>
</office:document-meta>
</file>